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779" officeooo:paragraph-rsid="00102779"/>
    </style:style>
    <style:style style:name="P2" style:family="paragraph" style:parent-style-name="Standard">
      <style:text-properties officeooo:rsid="00115219" officeooo:paragraph-rsid="00115219"/>
    </style:style>
    <style:style style:name="P3" style:family="paragraph" style:parent-style-name="Standard">
      <style:text-properties officeooo:rsid="0011f809" officeooo:paragraph-rsid="0011f809"/>
    </style:style>
    <style:style style:name="P4" style:family="paragraph" style:parent-style-name="Standard">
      <style:text-properties officeooo:rsid="00115219" officeooo:paragraph-rsid="00115219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15219" officeooo:paragraph-rsid="00115219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12559.210594] </text:p>
      <text:p text:style-name="P1">[12559.210594] uvc_v4l2_do_ioctl: called from this LINE:556 </text:p>
      <text:p text:style-name="P1">[12559.210598] Caller is video_usercopy+0x22e/0x5b0 [videodev] </text:p>
      <text:p text:style-name="P1">[12559.210600] Caller is uvc_v4l2_ioctl+0x2f/0x70 [uvcvideo] </text:p>
      <text:p text:style-name="P1">[12559.210603] Caller is v4l2_ioctl+0x11b/0x150 [videodev] </text:p>
      <text:p text:style-name="P1">[12559.210605] </text:p>
      <text:p text:style-name="P1">[12559.210605] uvc_v4l2_do_ioctl: called from this LINE:556 </text:p>
      <text:p text:style-name="P1">[12559.210609] Caller is video_usercopy+0x22e/0x5b0 [videodev] </text:p>
      <text:p text:style-name="P1">[12559.210611] Caller is uvc_v4l2_ioctl+0x2f/0x70 [uvcvideo] </text:p>
      <text:p text:style-name="P1">[12559.210614] Caller is v4l2_ioctl+0x11b/0x150 [videodev] </text:p>
      <text:p text:style-name="P1">[12559.270112] </text:p>
      <text:p text:style-name="P1">[12559.270112] uvc_init_video_isoc: called from this LINE:1681 </text:p>
      <text:p text:style-name="P1">[12559.270121] Caller is uvc_video_enable+0x138/0x1d0 [uvcvideo] </text:p>
      <text:p text:style-name="P1">[12559.270125] Caller is uvc_v4l2_do_ioctl+0x11a6/0x1690 [uvcvideo] </text:p>
      <text:p text:style-name="P1">[12559.270133] Caller is video_usercopy+0x22e/0x5b0 [videodev] </text:p>
      <text:p text:style-name="P1"><text:span text:style-name="T1">[12559.270181] Thread Created successfully</text:span> </text:p>
      <text:p text:style-name="P1">[12559.270223] threadfn_pop_queue: called from this LINE:88 </text:p>
      <text:p text:style-name="P1">[12559.270250] </text:p>
      <text:p text:style-name="P1">[12559.270250] uvc_v4l2_do_ioctl: called from this LINE:556 </text:p>
      <text:p text:style-name="P1">[12559.270256] Caller is video_usercopy+0x22e/0x5b0 [videodev] </text:p>
      <text:p text:style-name="P1">[12559.270259] Caller is uvc_v4l2_ioctl+0x2f/0x70 [uvcvideo] </text:p>
      <text:p text:style-name="P1">[12559.270264] Caller is v4l2_ioctl+0x11b/0x150 [videodev] </text:p>
      <text:p text:style-name="P1">[12559.270273] </text:p>
      <text:p text:style-name="P1">[12559.275149] threadfn_pop_queue: called from this LINE:172 </text:p>
      <text:p text:style-name="P1">[12559.283924] threadfn_pop_queue: called from this LINE:172 </text:p>
      <text:p text:style-name="P1">[12559.286293] threadfn_pop_queue: called from this LINE:172 </text:p>
      <text:p text:style-name="P1">[12559.290278] threadfn_pop_queue: called from this LINE:172 </text:p>
      <text:p text:style-name="P2"><text:s/>threadfn_pop_queue: called from this LINE:172 </text:p>
      <text:p text:style-name="P2">[12749.976780] threadfn_pop_queue: called from this LINE:172 </text:p>
      <text:p text:style-name="P2">[12749.980657] threadfn_pop_queue: called from this LINE:172 </text:p>
      <text:p text:style-name="P2">[12749.983617] </text:p>
      <text:p text:style-name="P2">[12749.983617] uvc_v4l2_do_ioctl: called from this LINE:556 </text:p>
      <text:p text:style-name="P2">[12749.983626] Caller is video_usercopy+0x22e/0x5b0 [videodev] </text:p>
      <text:p text:style-name="P2">[12749.983628] Caller is uvc_v4l2_ioctl+0x2f/0x70 [uvcvideo] </text:p>
      <text:p text:style-name="P2">[12749.983630] Caller is v4l2_ioctl+0x11b/0x150 [videodev] </text:p>
      <text:p text:style-name="P2">[12749.983632] </text:p>
      <text:p text:style-name="P2">[12749.983632] uvc_uninit_video: called from this LINE:1584 </text:p>
      <text:p text:style-name="P2">[12749.983634] Caller is uvc_video_enable+0x1d/0x1d0 [uvcvideo] </text:p>
      <text:p text:style-name="P2">[12749.983635] Caller is uvc_v4l2_do_ioctl+0x78b/0x1690 [uvcvideo] </text:p>
      <text:p text:style-name="P2">[12749.983638] Caller is video_usercopy+0x22e/0x5b0 [videodev] </text:p>
      <text:p text:style-name="P2">[12750.049688] ----------------kthread <text:s/>stopped----------- </text:p>
      <text:p text:style-name="P2">[12750.050155] </text:p>
      <text:p text:style-name="P2">[12750.050155] uvc_uninit_video: called from this LINE:1584 </text:p>
      <text:p text:style-name="P2">[12750.050163] Caller is uvc_video_enable+0x1d/0x1d0 [uvcvideo] </text:p>
      <text:p text:style-name="P2">[12750.050166] Caller is uvc_v4l2_release+0xaa/0xf0 [uvcvideo] </text:p>
      <text:p text:style-name="P2">[12750.050171] Caller is v4l2_release+0x38/0x80 [videodev] </text:p>
      <text:p text:style-name="P2">[12750.050242] VFS: Close: file count is 0 </text:p>
      <text:p text:style-name="P2"/>
      <text:p text:style-name="P5"/>
      <text:p text:style-name="P3">3347] </text:p>
      <text:p text:style-name="P3">[66530.003347] uvc_init_video_isoc: called from this LINE:1680</text:p>
      <text:p text:style-name="P3"><text:soft-page-break/>[66530.003352] Caller is uvc_video_enable+0xc1/0x1c0 [uvcvideo]</text:p>
      <text:p text:style-name="P3">[66530.003354] Caller is uvc_v4l2_do_ioctl+0x1146/0x1630 [uvcvideo]</text:p>
      <text:p text:style-name="P3">[66530.003360] Caller is video_usercopy+0x22e/0x5b0 [videodev]</text:p>
      <text:p text:style-name="P3">[66530.003438] Thread Created successfully</text:p>
      <text:p text:style-name="P3">[66530.003501] threadfn_pop_queue: called from this LINE:89</text:p>
      <text:p text:style-name="P3">[66536.790944] list is empty</text:p>
      <text:p text:style-name="P3">[66551.001685] list is empty</text:p>
      <text:p text:style-name="P3">[66553.253006] list is empty</text:p>
      <text:p text:style-name="P3">[66559.077037] list is empty</text:p>
      <text:p text:style-name="P3">[66572.408375] list is empty</text:p>
      <text:p text:style-name="P3">[66572.481540] list is empty</text:p>
      <text:p text:style-name="P3">[66586.313883] list is empty</text:p>
      <text:p text:style-name="P3">[66599.225638] list is empty</text:p>
      <text:p text:style-name="P3">[66606.561307] list is empty</text:p>
      <text:p text:style-name="P3">[66614.084002] </text:p>
      <text:p text:style-name="P3">[66614.084002] uvc_uninit_video: called from this LINE:1583</text:p>
      <text:p text:style-name="P3">[66614.084015] Caller is uvc_video_enable+0x123/0x1c0 [uvcvideo]</text:p>
      <text:p text:style-name="P3">[66614.084020] Caller is uvc_v4l2_do_ioctl+0x72b/0x1630 [uvcvideo]</text:p>
      <text:p text:style-name="P3">[66614.084032] Caller is video_usercopy+0x22e/0x5b0 [videodev]</text:p>
      <text:p text:style-name="P3">[66614.139912] ----------------kthread <text:s/>stopped-----------</text:p>
      <text:p text:style-name="P3">[66614.139925] <text:s/>kthread is stoped </text:p>
      <text:p text:style-name="P3">[66614.140325] </text:p>
      <text:p text:style-name="P3">[66614.140325] uvc_uninit_video: called from this LINE:1583</text:p>
      <text:p text:style-name="P3">[66614.140334] Caller is uvc_video_enable+0x123/0x1c0 [uvcvideo]</text:p>
      <text:p text:style-name="P3">[66614.140338] Caller is uvc_v4l2_release+0xaa/0xf0 [uvcvideo]</text:p>
      <text:p text:style-name="P3">[66614.140347] Caller is v4l2_release+0x38/0x80 [videodev]</text:p>
      <text:p text:style-name="P3">[66614.140399] <text:s/>kthread is stop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4:54:38.392808902</meta:creation-date>
    <dc:date>2018-03-06T12:12:29.090455226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76" meta:word-count="341" meta:character-count="3759" meta:non-whitespace-character-count="3412"/>
  </office:meta>
</office:document-meta>
</file>